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27.85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9.97mm"/>
    </style:style>
    <style:style style:name="co20" style:family="table-column">
      <style:table-column-properties fo:break-before="auto" style:column-width="7.97mm"/>
    </style:style>
    <style:style style:name="co21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72.8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55.09mm"/>
    </style:style>
    <style:style style:name="co19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6" style:family="table-cell" style:parent-style-name="Default" style:data-style-name="N100"/>
    <style:style style:name="ce5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quirement" table:style-name="ta1">
        <table:table-column table:style-name="co1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5" table:default-cell-style-name="ce3"/>
        <table:table-column table:style-name="co20" table:default-cell-style-name="ce3"/>
        <table:table-column table:style-name="co21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Fa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cost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section h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chedule" table:style-name="ta1">
        <table:table-column table:style-name="co1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Materials Handling General</text:p>
          </table:table-cell>
          <table:table-cell table:number-columns-repeated="12"/>
        </table:table-row>
      </table:table>
      <table:table table:name="Pool" table:style-name="ta1"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7" table:default-cell-style-name="ce5"/>
        <table:table-column table:style-name="co8" table:number-columns-repeated="4" table:default-cell-style-name="ce5"/>
        <table:table-column table:style-name="co19" table:default-cell-style-name="ce2"/>
        <table:table-column table:style-name="co8" table:default-cell-style-name="ce2"/>
        <table:table-column table:style-name="co8" table:number-columns-repeated="1014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Begin</text:p>
          </table:table-cell>
          <table:table-cell office:value-type="string" calcext:value-type="string">
            <text:p>cEnd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restday</text:p>
          </table:table-cell>
          <table:table-cell office:value-type="string" calcext:value-type="string">
            <text:p>isRF</text:p>
          </table:table-cell>
          <table:table-cell office:value-type="string" calcext:value-type="string">
            <text:p>d.rd</text:p>
          </table:table-cell>
          <table:table-cell office:value-type="string" calcext:value-type="string">
            <text:p>d.ho</text:p>
          </table:table-cell>
          <table:table-cell office:value-type="string" calcext:value-type="string">
            <text:p>d.r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-240</text:p>
          </table:table-cell>
          <table:table-cell office:value-type="string" calcext:value-type="string">
            <text:p>Basil Eric Rabi</text:p>
          </table:table-cell>
          <table:table-cell office:value-type="string" calcext:value-type="string">
            <text:p>Materials Engineering Supervisor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2-10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156</text:p>
          </table:table-cell>
          <table:table-cell office:value-type="string" calcext:value-type="string">
            <text:p>Elmie Jean G. Cagata</text:p>
          </table:table-cell>
          <table:table-cell office:value-type="string" calcext:value-type="string">
            <text:p>Materials Handling Office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3-08-1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8</text:p>
          </table:table-cell>
          <table:table-cell office:value-type="string" calcext:value-type="string">
            <text:p>Chona G. Ercillo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6-08-1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1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2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" table:style-name="ta1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ew Year's Day - additional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nese New Year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DSA People Power Revolution Anniversar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Araw ng Kagitinga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aundy Thurs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lack Satur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bor 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oundation Day of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Independence Day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law ng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Fit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Taganito Fiesta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inoy Aquino Day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ational Heroes Day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Adha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Araw ng Claver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ditional special (non-working day)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ll Saint's Day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Bonifacio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hristmas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izal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ast Day of the Year</text:p>
          </table:table-cell>
        </table:table-row>
      </table:table>
      <table:table table:name="Wage" table:style-name="ta1">
        <table:table-column table:style-name="co8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-24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S-156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10-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-00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-0002</text:p>
          </table:table-cell>
          <table:table-cell office:value-type="float" office:value="20000" calcext:value-type="float">
            <text:p>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.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-</number:text>
      <number:day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-00-0000</text:date>, <text:time style:data-style-name="N2" text:time-value="08:51:37.273196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 Eric Rabi</meta:initial-creator>
    <meta:creation-date>2017-06-04T14:45:09.820550518</meta:creation-date>
    <dc:date>2017-09-23T08:52:07.650858024</dc:date>
    <meta:editing-duration>P1DT14H32M22S</meta:editing-duration>
    <meta:editing-cycles>35</meta:editing-cycles>
    <meta:generator>LibreOffice/5.3.6.1$Linux_X86_64 LibreOffice_project/30$Build-1</meta:generator>
    <meta:document-statistic meta:table-count="5" meta:cell-count="220" meta:object-count="0"/>
  </office:meta>
</office:document-meta>
</file>